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4" style:family="paragraph" style:parent-style-name="Text_20_body">
      <style:paragraph-properties fo:text-align="start" style:justify-single-word="false" style:writing-mode="lr-tb"/>
    </style:style>
    <style:style style:name="P5" style:family="paragraph" style:parent-style-name="Text_20_body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 fo:padding="0.074cm" fo:border-left="none" fo:border-right="none" fo:border-top="none" fo:border-bottom="0.002cm solid #000000" style:writing-mode="lr-tb" style:join-border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solid" style:text-underline-width="auto" style:text-underline-color="font-color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 style:writing-mode="lr-tb"/>
      <style:text-properties fo:color="#000000" style:font-name="Times New Roman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</style:style>
    <style:style style:name="P15" style:family="paragraph" style:parent-style-name="Text_20_body">
      <style:paragraph-properties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000000" style:font-name="Times New Roman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3" style:family="text">
      <style:text-properties fo:color="#000000" style:font-name="Times New Roman" fo:font-size="12pt" style:font-name-asian="Consolas" style:font-size-asian="12pt" style:font-name-complex="Consolas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yui_3_17_2_1_1641591703062_44"/>Réaliser un Tamagotchi amélioré, accompagné d'un document écrit explicitant les améliorations apportées. <text:line-break/>Ce document sera appelé "dossier de conception : tamagotchi".<text:line-break/>Il devra contenir : </text:p>
      <text:list xml:id="list5834714171368627837" text:style-name="L1">
        <text:list-item>
          <text:p text:style-name="P12"><text:bookmark text:name="yui_3_17_2_1_1641591703062_45"/><text:bookmark text:name="yui_3_17_2_1_1641591703062_46"/>un rappel de ce qui a été fait.</text:p>
        </text:list-item>
        <text:list-item>
          <text:p text:style-name="P12"><text:bookmark text:name="yui_3_17_2_1_1641591703062_47"/>une description des points d'amélioration qui ont été fait.</text:p>
        </text:list-item>
        <text:list-item>
          <text:p text:style-name="P12"><text:bookmark text:name="yui_3_17_2_1_1641591703062_48"/>une description des points qu'il reste à améliorer. </text:p>
        </text:list-item>
        <text:list-item>
          <text:p text:style-name="P12"><text:bookmark text:name="yui_3_17_2_1_1641591703062_49"/>un diagramme de classe. ( voir page 2 Tp compte bancaire) </text:p>
        </text:list-item>
        <text:list-item>
          <text:p text:style-name="P11">un lien vers les sources.</text:p>
        </text:list-item>
      </text:list>
      <text:p text:style-name="P4"><text:bookmark text:name="yui_3_17_2_1_1641591703062_43"/>Fournir le "dossier de conception : tamagotchi" au format pdf<text:line-break/>nom du fichier rendu : dossier-tamagotchi-{ votre nom }.pdf</text:p>
      <text:p text:style-name="P8"/>
      <text:p text:style-name="P5">Dossier de conception : tamagotchi</text:p>
      <text:p text:style-name="P4"/>
      <text:p text:style-name="P6">Rappel de ce qui a été fait:</text:p>
      <text:p text:style-name="P3">Ce projet est au départ un Tamagotchi qui est capable de dormir, de jouer et manger selon ce que lui indique l'utilisateur.</text:p>
      <text:p text:style-name="P1">Les consignes de bases sont les suivantes :</text:p>
      <text:p text:style-name="P2">-Le Tamagotchi a 10 d'énergie, il en perd à chaque activité,</text:p>
      <text:p text:style-name="P2">-Si son poids dépasse 15 il meurt, il prend du poids à chaque fois qu'il mange,</text:p>
      <text:p text:style-name="P2">-Il récupère de l’énergie à chaque foi qu'il dort,</text:p>
      <text:p text:style-name="P2"/>
      <text:p text:style-name="P1">Les contraintes supplémentaires sont les suivantes :</text:p>
      <text:p text:style-name="P2">-Les pertes et les gains sont aléatoire (de 1 à 5),</text:p>
      <text:p text:style-name="P13">-Notion du temps qui passe(simulé)</text:p>
      <text:p text:style-name="P13">-Notion d'âge du Tamagotchi.</text:p>
      <text:p text:style-name="P13">-Personnalisation de l'animal (donné un nom ou un pseudo)</text:p>
      <text:p text:style-name="P2"/>
      <text:p text:style-name="P10"><text:span text:style-name="T3">A faire:</text:span></text:p>
      <text:p text:style-name="P7">-Multiples activités.</text:p>
      <text:p text:style-name="P13">-Multiple source de nourriture</text:p>
      <text:p text:style-name="P2"/>
      <text:p text:style-name="P6">Description des points d'amélioration qui ont été fait:</text:p>
      <text:p text:style-name="P4">-L'aléatoire</text:p>
      <text:p text:style-name="P4">-L'ajout de la class "Temps"</text:p>
      <text:p text:style-name="P4">-Ajout de modélisation d'un journée, temps=energie dépensé.</text:p>
      <text:p text:style-name="P4">-le Tamagotchi s'effondre au bout de 24h.</text:p>
      <text:p text:style-name="P4">-le Tamagotchi prend de l'âge.</text:p>
      <text:p text:style-name="P4">-le Tamagotchi perds du poids durant l'activité</text:p>
      <text:p text:style-name="P4">-</text:p>
      <text:p text:style-name="P4"><text:span text:style-name="T2"/></text:p>
      <text:p text:style-name="P4"/>
      <text:p text:style-name="P6"><text:soft-page-break/>Description des points qu'il reste à améliorer:</text:p>
      <text:p text:style-name="P4">-<text:span text:style-name="T1">Personnalisation de l'animal (choix entre plusieurs races, choix de personnalité)</text:span></text:p>
      <text:p text:style-name="P7">-<text:span text:style-name="T3">Besoins selon l'âge.</text:span></text:p>
      <text:p text:style-name="P7">-Préférences nourritures/activités.</text:p>
      <text:p text:style-name="P7">-Intéraction avec l'utilisateur.</text:p>
      <text:p text:style-name="P7">-Chargement de phrase aléatoire suivant l'énergie</text:p>
      <text:p text:style-name="P4"/>
      <text:p text:style-name="P4">Diagramme de classe/</text:p>
      <text:p text:style-name="P4">Un lien vers les sources/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8M47S</meta:editing-duration>
    <meta:editing-cycles>16</meta:editing-cycles>
    <meta:generator>OpenOffice/4.1.11$Win32 OpenOffice.org_project/4111m1$Build-9808</meta:generator>
    <dc:date>2022-01-11T18:33:31.15</dc:date>
    <dc:creator>Pok Umpi</dc:creator>
    <meta:document-statistic meta:table-count="0" meta:image-count="0" meta:object-count="0" meta:page-count="2" meta:paragraph-count="38" meta:word-count="292" meta:character-count="1822"/>
    <meta:user-defined meta:name="Info 1"/>
    <meta:user-defined meta:name="Info 2"/>
    <meta:user-defined meta:name="Info 3"/>
    <meta:user-defined meta:name="Info 4"/>
  </office:meta>
</office:document-meta>
</file>